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3697in" svg:height="3.1921in" svg:x="4.4839in" svg:y="0.2169in">
            <draw:object draw:notify-on-update-of-ranges="Sheet1.A2:Sheet1.A7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etwork Siz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.282 -5.365"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42.474-5.495" office:value-type="float" office:value="36.979" calcext:value-type="float">
            <text:p>36.9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40.668-7.695" office:value-type="float" office:value="32.973" calcext:value-type="float">
            <text:p>32.97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43.319-8.358" office:value-type="float" office:value="34.961" calcext:value-type="float">
            <text:p>34.9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34.521-9.568" office:value-type="float" office:value="24.953" calcext:value-type="float">
            <text:p>24.9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38.93-10.969" office:value-type="float" office:value="27.961" calcext:value-type="float">
            <text:p>27.96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m time = 400 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3:34:54.669739352</meta:creation-date>
    <dc:date>2016-06-01T14:11:51.726735486</dc:date>
    <meta:editing-duration>PT19M6S</meta:editing-duration>
    <meta:editing-cycles>1</meta:editing-cycles>
    <meta:document-statistic meta:table-count="1" meta:cell-count="14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4cm" svg:height="8.109cm" xlink:href=".." xlink:type="simple" chart:class="chart:scatter" chart:style-name="ch1">
        <chart:title svg:x="1.035cm" svg:y="0.298cm" chart:style-name="ch2">
          <text:p>Time between Leader Failure and Election of a new leader</text:p>
        </chart:title>
        <chart:plot-area chart:style-name="ch3" table:cell-range-address="Sheet1.A2:Sheet1.B7" svg:x="1.283cm" svg:y="1.265cm" svg:width="12.085cm" svg:height="5.701cm">
          <chartooo:coordinate-region svg:x="1.904cm" svg:y="1.464cm" svg:width="11.184cm" svg:height="4.855cm"/>
          <chart:axis chart:dimension="x" chart:name="primary-x" chart:style-name="ch4">
            <chart:title svg:x="5.998cm" svg:y="7.128cm" chart:style-name="ch5">
              <text:p>Number of Nodes</text:p>
            </chart:title>
          </chart:axis>
          <chart:axis chart:dimension="y" chart:name="primary-y" chart:style-name="ch4">
            <chart:title svg:x="0.451cm" svg:y="6.064cm" chart:style-name="ch6">
              <text:p>Simulation Time (seconds)</text:p>
            </chart:title>
            <chart:grid chart:style-name="ch7" chart:class="major"/>
          </chart:axis>
          <chart:series chart:style-name="ch8" chart:values-cell-range-address="Sheet1.B2:Sheet1.B7" chart:class="chart:scatter">
            <chart:domain table:cell-range-address="Sheet1.A2:Sheet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2:Sheet1.A7</svg:desc>
                </draw:g>
              </table:table-cell>
              <table:table-cell office:value-type="float" office:value="0.917">
                <text:p>0.917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6.979">
                <text:p>36.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2.973">
                <text:p>32.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34.961">
                <text:p>34.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24.953">
                <text:p>24.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27.961">
                <text:p>27.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